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26"/>
        <table:table-column table:style-name="co3" table:default-cell-style-name="ce61"/>
        <table:table-column table:style-name="co4" table:default-cell-style-name="ce9"/>
        <table:table-column table:style-name="co5" table:default-cell-style-name="ce26"/>
        <table:table-column table:style-name="co6" table:default-cell-style-name="ce61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Asignar Fecha y Hora de Audienci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ciliador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be de haber un caso de Conciliación activo, se hayan realizado menos de 3 audiencias o se haya suspendido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una audiencia y no exista un Dictamen emitido. El Conciliador debe dirigirse a “Casos Conciliación”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guarda la fecha y hora en la que audiencia debe iniciar, se notificará a los Usuarios Conflictuados de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la Fecha y Hora en la que se dará la Audienci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20" office:value-type="date" office:date-value="2019-10-20" calcext:value-type="date">
            <text:p>20/10/19</text:p>
          </table:table-cell>
          <table:table-cell table:style-name="ce45" office:value-type="string" calcext:value-type="string">
            <text:p>Versión:</text:p>
          </table:table-cell>
          <table:table-cell table:style-name="ce22" office:value-type="string" calcext:value-type="string">
            <text:p>V 1,0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Conciliador fije una Fecha y Hora para el inicio de una Audiencia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5" office:value-type="string" calcext:value-type="string" table:number-columns-spanned="6" table:number-rows-spanned="1">
            <text:p>El Conciliador seleccionará el caso con estado <text:span text:style-name="T1">Activo </text:span><text:span text:style-name="T2">y escogerá “Abrir Caso”, dentro de la pestaña escogerá la opción “Asignar Fecha y</text:span>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Hora de la siguiente Audiencia”. En la sección desplegada, ingresará la fecha de la cita en el calendario que se muestra, y finalmente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la hora en formato de 24 horas para el inicio de la Audiencia. Verificados los datos ingresados el Conciliador da al botón “Asignar Cita” y el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sistema muestra un mensaje de éxito informando de la fijación de la fecha y hora, y la notificación a las partes sobre la cita ingresada</text:p>
          </table:table-cell>
          <table:covered-table-cell table:number-columns-repeated="5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ciliador posa el mouse sobre el Asunto del caso y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uestra un botón “Abrir Caso”</text:p>
          </table:table-cell>
          <table:covered-table-cell/>
        </table:table-row>
        <table:table-row table:style-name="ro2">
          <table:table-cell table:style-name="ce8"/>
          <table:table-cell office:value-type="string" calcext:value-type="string" table:number-columns-spanned="2" table:number-rows-spanned="1">
            <text:p>estado <text:span text:style-name="T1">Activo </text:span><text:span text:style-name="T2">que desea abrir</text:span>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Conciliador pulsa el botón “Abrir Caso”</text:p>
          </table:table-cell>
          <table:covered-table-cell/>
          <table:table-cell table:style-name="ce21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uestra un pestaña donde se muestra el conte-</text:p>
          </table:table-cell>
          <table:covered-table-cell table:style-name="Default"/>
        </table:table-row>
        <table:table-row table:style-name="ro2">
          <table:table-cell table:style-name="ce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ido del Caso de Conciliación, incluyendo los Documentos</text:p>
          </table:table-cell>
          <table:covered-table-cell/>
        </table:table-row>
        <table:table-row table:style-name="ro2">
          <table:table-cell table:style-name="ce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portados por las partes, generación de documentos pro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ios del proceso de Conciliación y otras opciones inhere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s a las funciones del Conciliador y el caso mismo</text:p>
          </table:table-cell>
          <table:covered-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nciliador escoge la opción “Asignar Fecha y Hora de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despliega una sección flotante debajo de la op-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a siguiente Audiencia”</text:p>
          </table:table-cell>
          <table:covered-table-cell/>
          <table:table-cell/>
          <table:table-cell office:value-type="string" calcext:value-type="string" table:number-columns-spanned="2" table:number-rows-spanned="1">
            <text:p>ción, con dos campos para llenar, “Fecha”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y “Hora de la Audiencia”</text:p>
          </table:table-cell>
          <table:covered-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Conciliador pulsa el botón “Fecha”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despliega un calendario que muestra fecha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tabilizadas 15 días después de la última Audiencia 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sde la fecha actual</text:p>
          </table:table-cell>
          <table:covered-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6" office:value-type="string" calcext:value-type="string" table:number-columns-spanned="2" table:number-rows-spanned="1">
            <text:p>El Conciliador escoge un fecha del calendario</text:p>
          </table:table-cell>
          <table:covered-table-cell table:style-name="ce62"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sistema muestra la fecha a la izquierda del botón “Fecha”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y esconde el Calendario</text:p>
          </table:table-cell>
          <table:covered-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Conciliador ingresa una hora en formato de 24 horas</text:p>
          </table:table-cell>
          <table:covered-table-cell/>
          <table:table-cell/>
          <table:table-cell table:style-name="ce16" table:number-columns-spanned="2" table:number-rows-spanned="1"/>
          <table:covered-table-cell table:style-name="ce6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Conciliador verifica los datos y pulsa “Asignar Cita”</text:p>
          </table:table-cell>
          <table:covered-table-cell/>
          <table:table-cell table:style-name="ce10"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El sistema verifica que ningún campo este vacío, el camp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0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Hora se encuentre en el rango de 09:00 – 18:00 y se haya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ingresado únicamente caracteres numéricos a excepción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del símbolo ‘<text:span text:style-name="T1">:’</text:span>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0"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El sistema muestra una ventana emergente previniendo al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Conciliador de estar seguro de fijar la cita pues esta no pue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de ser cambiada una vez confirmada</text:p>
          </table:table-cell>
          <table:covered-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El Conciliador pulsa al botón “Confirmar”</text:p>
          </table:table-cell>
          <table:covered-table-cell/>
          <table:table-cell table:style-name="ce10" office:value-type="float" office:value="16" calcext:value-type="float">
            <text:p>16</text:p>
          </table:table-cell>
          <table:table-cell office:value-type="string" calcext:value-type="string" table:number-columns-spanned="2" table:number-rows-spanned="1">
            <text:p>El Sistema cierra la ventana emergente y muestra un me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saje de éxito informando al Conliador de la fecha y Hora fi-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jada, así como de la notificación de las partes involucradas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sobre la nueva cita</text:p>
          </table:table-cell>
          <table:covered-table-cell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8"/>
          <table:covered-table-cell table:number-columns-repeated="2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El sistema muestra un mensaje en la sección desplegable informando al Conciliador que ya no es posible asignar un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Fecha y Hora de Audiencia debido a que el número de Audiencias máximo se ha agotado o ya se ha emitido un Dictamen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El sistema muestra un mensaje debido a que la fecha máxima para la asignación de la cita para la siguiente Audiencia se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ha excedido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string" calcext:value-type="string">
            <text:p>13a</text:p>
          </table:table-cell>
          <table:table-cell office:value-type="string" calcext:value-type="string" table:number-columns-spanned="5" table:number-rows-spanned="1">
            <text:p>El sistema muestra un mensaje de advertencia debido a que algún campo se encuentra vacío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string" calcext:value-type="string">
            <text:p>13b</text:p>
          </table:table-cell>
          <table:table-cell office:value-type="string" calcext:value-type="string" table:number-columns-spanned="5" table:number-rows-spanned="1">
            <text:p>El sistema muestra un mensaje de advertencia debido a que la hora ingresada contiene caracteres no numéricos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string" calcext:value-type="string">
            <text:p>13c</text:p>
          </table:table-cell>
          <table:table-cell office:value-type="string" calcext:value-type="string" table:number-columns-spanned="5" table:number-rows-spanned="1">
            <text:p>El sistema muestra un mensaje de advertencia debido a que la hora ingresada no esta dentro del rango de un horario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laborable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 table:number-columns-spanned="5" table:number-rows-spanned="1">
            <text:p>El Conciliador ha pulsado a “Cancelar” y el sistema cierra la ventana emergente pero no realiza ningún cambio a los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24"/>
          <table:table-cell table:style-name="ce27" office:value-type="string" calcext:value-type="string" table:number-columns-spanned="5" table:number-rows-spanned="1">
            <text:p>campos llenados por el Conciliador</text:p>
          </table:table-cell>
          <table:covered-table-cell table:number-columns-repeated="4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8:24:09.4766765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0T18:26:21.444589040</dc:date>
    <meta:editing-duration>PT3H10M24S</meta:editing-duration>
    <meta:editing-cycles>41</meta:editing-cycles>
    <meta:generator>LibreOffice/6.2.7.1$Linux_X86_64 LibreOffice_project/20$Build-1</meta:generator>
    <meta:document-statistic meta:table-count="1" meta:cell-count="95" meta:object-count="0"/>
  </office:meta>
</office:document-meta>
</file>